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Formula">
      <style:graphic-properties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2" text:anchor-type="char" svg:x="0cm" svg:width="4.56cm" svg:height="2.2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1" text:anchor-type="char" svg:x="0cm" svg:width="9.731cm" svg:height="1.122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enis Mottet</meta:initial-creator>
    <meta:creation-date>2020-02-17T15:52:01.687962023</meta:creation-date>
    <dc:date>2020-02-17T16:17:26.931978260</dc:date>
    <dc:creator>Denis Mottet</dc:creator>
    <meta:editing-duration>PT2M55S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  <meta:generator>LibreOffice/6.4.0.3$MacOSX_X86_64 LibreOffice_project/b0a288ab3d2d4774cb44b62f04d5d28733ac6df8</meta:generator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x</mi>
            <mn>0</mn>
          </msub>
          <mo stretchy="false">+</mo>
          <mrow>
            <mo fence="true" stretchy="false">(</mo>
            <mrow>
              <mrow>
                <msub>
                  <mi>x</mi>
                  <mi>f</mi>
                </msub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  <mrow>
        <mo fence="true" stretchy="false">[</mo>
        <mrow>
          <mrow>
            <mn>10</mn>
            <mrow>
              <msup>
                <mrow>
                  <mo fence="true" stretchy="false">(</mo>
                  <mrow>
                    <mfrac>
                      <mi>t</mi>
                      <mrow>
                        <msub>
                          <mi>t</mi>
                          <mi>f</mi>
                        </msub>
                        <mo stretchy="false">−</mo>
                        <msub>
                          <mi>t</mi>
                          <mn>0</mn>
                        </msub>
                      </mrow>
                    </mfrac>
                  </mrow>
                  <mo fence="true" stretchy="false">)</mo>
                </mrow>
                <mn>3</mn>
              </msup>
              <mo stretchy="false">−</mo>
              <mn>15</mn>
            </mrow>
            <mrow>
              <msup>
                <mrow>
                  <mo fence="true" stretchy="false">(</mo>
                  <mrow>
                    <mfrac>
                      <mi>t</mi>
                      <mrow>
                        <msub>
                          <mi>t</mi>
                          <mi>f</mi>
                        </msub>
                        <mo stretchy="false">−</mo>
                        <msub>
                          <mi>t</mi>
                          <mn>0</mn>
                        </msub>
                      </mrow>
                    </mfrac>
                  </mrow>
                  <mo fence="true" stretchy="false">)</mo>
                </mrow>
                <mn>4</mn>
              </msup>
              <mo stretchy="false">+</mo>
              <mn>6</mn>
            </mrow>
            <msup>
              <mrow>
                <mo fence="true" stretchy="false">(</mo>
                <mrow>
                  <mfrac>
                    <mi>t</mi>
                    <mrow>
                      <msub>
                        <mi>t</mi>
                        <mi>f</mi>
                      </msub>
                      <mo stretchy="false">−</mo>
                      <msub>
                        <mi>t</mi>
                        <mn>0</mn>
                      </msub>
                    </mrow>
                  </mfrac>
                </mrow>
                <mo fence="true" stretchy="false">)</mo>
              </mrow>
              <mn>5</mn>
            </msup>
          </mrow>
        </mrow>
        <mo fence="true" stretchy="false">]</mo>
      </mrow>
    </mrow>
    <annotation encoding="StarMath 5.0">x( t )= x_0 + (x_f-x_0)   [10   ({t} over {t_f-t_0})^3 - 15 ({t} over {t_f-t_0})^4  + 6 ({t} over {t_f-t_0})^5  ]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(</mo>
                <mrow>
                  <mi>τ</mi>
                </mrow>
                <mo fence="true" stretchy="false">)</mo>
              </mrow>
              <mo stretchy="false">=</mo>
              <mn>10</mn>
            </mrow>
            <mrow>
              <msup>
                <mi>τ</mi>
                <mn>3</mn>
              </msup>
              <mo stretchy="false">−</mo>
              <mn>15</mn>
            </mrow>
            <mrow>
              <msup>
                <mi>τ</mi>
                <mn>4</mn>
              </msup>
              <mo stretchy="false">+</mo>
              <mn>6</mn>
            </mrow>
            <msup>
              <mi>τ</mi>
              <mn>5</mn>
            </msup>
          </mrow>
        </mtd>
      </mtr>
      <mtr>
        <mtd columnalign="left">
          <mrow>
            <mi>τ</mi>
            <mo stretchy="false">=</mo>
            <mfrac>
              <mi>t</mi>
              <mrow>
                <mo fence="true" stretchy="false">(</mo>
                <mrow>
                  <mrow>
                    <msub>
                      <mi>t</mi>
                      <mi>f</mi>
                    </msub>
                    <mo stretchy="false">−</mo>
                    <msub>
                      <mi>t</mi>
                      <mn>0</mn>
                    </msub>
                  </mrow>
                </mrow>
                <mo fence="true" stretchy="false">)</mo>
              </mrow>
            </mfrac>
          </mrow>
        </mtd>
      </mtr>
      <mtr>
        <mtd columnalign="left">
          <mrow>
            <mrow>
              <mi>x</mi>
              <mo stretchy="false">=</mo>
              <mrow>
                <msub>
                  <mi>x</mi>
                  <mn>0</mn>
                </msub>
                <mo stretchy="false">+</mo>
                <mi>X</mi>
              </mrow>
            </mrow>
            <mrow>
              <mo fence="true" stretchy="false">(</mo>
              <mrow>
                <mrow>
                  <msub>
                    <mi>x</mi>
                    <mi>f</mi>
                  </msub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</mtd>
      </mtr>
    </mtable>
    <annotation encoding="StarMath 5.0">alignl X(%tau) = 10 %tau^3 - 15 %tau^4 + 6 %tau^5  newline
alignl %tau = t over ( t_f - t_0 ) newline  
alignl x = x_0 + X ( x_f-x_0 )
</annotation>
  </semantics>
</math>
</file>